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1A48E06AE614FFDCB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33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308cm" draw:z-index="0"><draw:image xlink:href="Pictures/10000001000002FF000001A48E06AE614FFDCB4B.png" xlink:type="simple" xlink:show="embed" xlink:actuate="onLoad" draw:mime-type="image/png"/></draw:frame><text:s/></text:p>
      <text:p text:style-name="Standard"/>
      <text:p text:style-name="Standard">&lt;<text:span text:style-name="T1">a href=”trad-switch.pdf”&gt;Traditional Switch&lt;/a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0:43:16.752906946</meta:creation-date>
    <dc:date>2024-04-28T10:45:13.386839325</dc:date>
    <meta:editing-duration>PT1M57S</meta:editing-duration>
    <meta:editing-cycles>1</meta:editing-cycles>
    <meta:document-statistic meta:table-count="0" meta:image-count="1" meta:object-count="0" meta:page-count="1" meta:paragraph-count="2" meta:word-count="3" meta:character-count="49" meta:non-whitespace-character-count="46"/>
    <meta:generator>LibreOffice/7.3.7.2$Linux_X86_64 LibreOffice_project/30$Build-2</meta:generator>
  </office:meta>
</office:document-meta>
</file>